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Claudia Rodríguez Espino.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.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3.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Práctica 1.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Rojas Castañeda Karen Arleth.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<text:s/>–<text:s/>2.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23-02-18.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Alin ♥</dc:creator>
    <meta:creation-date>2017-02-02T00:09:00Z</meta:creation-date>
    <dc:date>2018-02-23T13:28:00Z</dc:date>
    <meta:template xlink:href="Normal" xlink:type="simple"/>
    <meta:editing-cycles>8</meta:editing-cycles>
    <meta:editing-duration>PT2940S</meta:editing-duration>
    <meta:document-statistic meta:page-count="1" meta:paragraph-count="1" meta:word-count="64" meta:character-count="420" meta:row-count="2" meta:non-whitespace-character-count="357"/>
  </office:meta>
</office:document-meta>
</file>